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7.0167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2.0438in"/>
    </style:style>
    <style:style style:name="Table1.C" style:family="table-column">
      <style:table-column-properties style:column-width="0.4576in"/>
    </style:style>
    <style:style style:name="Table1.D" style:family="table-column">
      <style:table-column-properties style:column-width="2.284in"/>
    </style:style>
    <style:style style:name="Table1.E" style:family="table-column">
      <style:table-column-properties style:column-width="0.3229in"/>
    </style:style>
    <style:style style:name="Table1.F" style:family="table-column">
      <style:table-column-properties style:column-width="1.36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80088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732e04" officeooo:paragraph-rsid="00732e0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72684" officeooo:paragraph-rsid="0061784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c022" officeooo:paragraph-rsid="0061784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c022" officeooo:paragraph-rsid="005c23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2fddf" officeooo:paragraph-rsid="0062fddf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bold" officeooo:rsid="007d744e" officeooo:paragraph-rsid="005c230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72684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32e04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32e04" officeooo:paragraph-rsid="00732e0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939b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7d94c" officeooo:paragraph-rsid="0067d94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80a98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style:font-name="DejaVu Sans Condensed1" fo:font-size="12pt" officeooo:rsid="00680088" officeooo:paragraph-rsid="0061784e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DejaVu Sans Condensed1" fo:font-size="12pt" officeooo:paragraph-rsid="0061784e" style:font-size-asian="12pt" style:font-size-complex="12pt"/>
    </style:style>
    <style:style style:name="P18" style:family="paragraph" style:parent-style-name="Standard">
      <style:text-properties style:text-line-through-style="none" style:text-line-through-type="none" style:font-name="DejaVu Sans Condensed1" fo:font-size="12pt" officeooo:rsid="00739e28" officeooo:paragraph-rsid="00739e2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 Condensed1" fo:font-size="12pt" officeooo:paragraph-rsid="0061784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Condensed1" fo:font-size="12pt" officeooo:paragraph-rsid="007a15ac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DejaVu Sans Condensed1" fo:font-size="12pt" officeooo:paragraph-rsid="0085f68f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DejaVu Sans Condensed1" fo:font-size="12pt" officeooo:rsid="00732e04" officeooo:paragraph-rsid="00732e0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 Condensed1" fo:font-size="12pt" officeooo:rsid="00788e3e" officeooo:paragraph-rsid="007a15ac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DejaVu Sans Condensed1" fo:font-size="12pt" fo:font-style="italic" officeooo:rsid="00780a98" officeooo:paragraph-rsid="00780a98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5f68f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5f68f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officeooo:rsid="007a15ac" officeooo:paragraph-rsid="007a15ac" style:font-style-asian="italic" style:font-style-complex="italic"/>
    </style:style>
    <style:style style:name="P2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88e3e" officeooo:paragraph-rsid="00788e3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b2a3c" officeooo:paragraph-rsid="007b2a3c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90c9" officeooo:paragraph-rsid="008490c9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8490c9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7c759a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657aba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7c759a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f0d1" officeooo:paragraph-rsid="0074f0d1" style:font-size-asian="12pt" style:font-weight-asian="normal" style:font-size-complex="12pt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officeooo:rsid="007c759a" officeooo:paragraph-rsid="007c759a" style:font-size-asian="12pt" style:font-size-complex="12pt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7a15ac"/>
    </style:style>
    <style:style style:name="P40" style:family="paragraph" style:parent-style-name="Standard" style:list-style-name="L3">
      <style:paragraph-properties fo:text-align="start" style:justify-single-word="false"/>
      <style:text-properties officeooo:paragraph-rsid="007a15ac"/>
    </style:style>
    <style:style style:name="P41" style:family="paragraph" style:parent-style-name="Standard" style:list-style-name="L5">
      <style:paragraph-properties fo:text-align="start" style:justify-single-word="false"/>
      <style:text-properties officeooo:rsid="007b2a3c" officeooo:paragraph-rsid="007b2a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NSimSun" style:font-weight-asian="bold" style:font-name-complex="Arial1" style:font-weight-complex="bold"/>
    </style:style>
    <style:style style:name="T3" style:family="text">
      <style:text-properties fo:font-weight="bold" officeooo:rsid="007a15ac" style:font-name-asian="NSimSun" style:font-weight-asian="bold" style:font-name-complex="Arial1" style:font-weight-complex="bold"/>
    </style:style>
    <style:style style:name="T4" style:family="text">
      <style:text-properties officeooo:rsid="00376743"/>
    </style:style>
    <style:style style:name="T5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4b8878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5c2307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61784e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628534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63d7bc" style:font-weight-asian="bold" style:font-weight-complex="bold"/>
    </style:style>
    <style:style style:name="T11" style:family="text">
      <style:text-properties style:text-line-through-style="none" style:text-line-through-type="none" fo:font-style="normal" fo:font-weight="normal" officeooo:rsid="00732e04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line-through-type="none" fo:font-style="normal" fo:font-weight="normal" officeooo:rsid="00372684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fo:font-style="normal" fo:font-weight="normal" officeooo:rsid="0067d94c" style:font-style-asian="normal" style:font-weight-asian="normal" style:font-style-complex="normal" style:font-weight-complex="normal"/>
    </style:style>
    <style:style style:name="T14" style:family="text">
      <style:text-properties style:text-line-through-style="none" style:text-line-through-type="none" fo:font-style="normal" fo:font-weight="normal" officeooo:rsid="007a15ac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font-style="normal" fo:font-weight="normal" officeooo:rsid="00780a98" style:font-name-asian="NSimSun" style:font-style-asian="normal" style:font-weight-asian="normal" style:font-name-complex="Arial1" style:font-style-complex="normal" style:font-weight-complex="normal"/>
    </style:style>
    <style:style style:name="T16" style:family="text">
      <style:text-properties style:text-line-through-style="none" style:text-line-through-type="none" fo:font-style="normal" fo:font-weight="normal" officeooo:rsid="00788e3e" style:font-name-asian="NSimSun" style:font-style-asian="normal" style:font-weight-asian="normal" style:font-name-complex="Arial1" style:font-style-complex="normal" style:font-weight-complex="normal"/>
    </style:style>
    <style:style style:name="T17" style:family="text">
      <style:text-properties style:text-line-through-style="none" style:text-line-through-type="none" fo:font-style="normal" fo:font-weight="normal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18" style:family="text">
      <style:text-properties style:text-line-through-style="none" style:text-line-through-type="none" fo:font-style="normal" fo:font-weight="normal" officeooo:rsid="00788e3e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normal" officeooo:rsid="007a15ac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20" style:family="text">
      <style:text-properties style:text-line-through-style="none" style:text-line-through-type="none" fo:font-style="normal" fo:font-weight="bold" officeooo:rsid="007a15ac" style:font-name-asian="DejaVu Sans Condensed" style:font-style-asian="normal" style:font-weight-asian="bold" style:font-name-complex="DejaVu Sans Condensed" style:font-style-complex="normal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style="normal" fo:font-weight="normal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style="normal" fo:font-weight="normal" officeooo:rsid="007a15ac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style="normal" fo:font-weight="normal" officeooo:rsid="0085fbfd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style="normal" fo:font-weight="bold" style:font-name-asian="NSimSun" style:font-size-asian="12pt" style:font-style-asian="normal" style:font-weight-asian="bold" style:font-name-complex="Arial1" style:font-size-complex="12pt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style="normal" fo:font-weight="bold" officeooo:rsid="007a15ac" style:font-name-asian="NSimSun" style:font-size-asian="12pt" style:font-style-asian="normal" style:font-weight-asian="bold" style:font-name-complex="Arial1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style="normal" fo:font-weight="bold" officeooo:rsid="0085fbfd" style:font-name-asian="NSimSun" style:font-size-asian="12pt" style:font-style-asian="normal" style:font-weight-asian="bold" style:font-name-complex="Arial1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normal" style:font-name-asian="NSimSun" style:font-size-asian="12pt" style:font-weight-asian="normal" style:font-name-complex="Arial1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7b2a3c" style:font-name-asian="NSimSun" style:font-size-asian="12pt" style:font-weight-asian="normal" style:font-name-complex="Arial1" style:font-size-complex="12pt" style:font-weight-complex="normal"/>
    </style:style>
    <style:style style:name="T29" style:family="text">
      <style:text-properties style:text-line-through-style="none" style:text-line-through-type="none" fo:font-weight="normal" style:font-weight-asian="normal" style:font-weight-complex="normal"/>
    </style:style>
    <style:style style:name="T30" style:family="text">
      <style:text-properties style:text-line-through-style="none" style:text-line-through-type="none" fo:font-weight="normal" officeooo:rsid="007a15ac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657aba" style:font-weight-asian="normal" style:font-weight-complex="normal"/>
    </style:style>
    <style:style style:name="T33" style:family="text">
      <style:text-properties officeooo:rsid="005f939b"/>
    </style:style>
    <style:style style:name="T34" style:family="text">
      <style:text-properties officeooo:rsid="00657aba"/>
    </style:style>
    <style:style style:name="T35" style:family="text">
      <style:text-properties officeooo:rsid="00732e04"/>
    </style:style>
    <style:style style:name="T36" style:family="text">
      <style:text-properties style:font-name="DejaVu Sans Condensed" fo:font-weight="bold" officeooo:rsid="007a15ac" style:font-name-asian="DejaVu Sans Condensed" style:font-weight-asian="bold" style:font-name-complex="DejaVu Sans Condensed" style:font-weight-complex="bold"/>
    </style:style>
    <style:style style:name="T37" style:family="text">
      <style:text-properties style:font-name-asian="NSimSun" style:font-name-complex="Arial1"/>
    </style:style>
    <style:style style:name="T38" style:family="text">
      <style:text-properties officeooo:rsid="007a15ac" style:font-name-asian="NSimSun" style:font-name-complex="Arial1"/>
    </style:style>
    <style:style style:name="T39" style:family="text">
      <style:text-properties style:font-name-asian="DejaVu Sans Condensed" style:font-name-complex="DejaVu Sans Condensed"/>
    </style:style>
    <style:style style:name="T40" style:family="text">
      <style:text-properties officeooo:rsid="00788e3e" style:font-name-asian="DejaVu Sans Condensed" style:font-name-complex="DejaVu Sans Condensed"/>
    </style:style>
    <style:style style:name="T41" style:family="text">
      <style:text-properties officeooo:rsid="007a15ac" style:font-name-asian="DejaVu Sans Condensed" style:font-name-complex="DejaVu Sans Condensed"/>
    </style:style>
    <style:style style:name="T42" style:family="text">
      <style:text-properties officeooo:rsid="007a15ac"/>
    </style:style>
    <style:style style:name="T43" style:family="text">
      <style:text-properties officeooo:rsid="007b2a3c"/>
    </style:style>
    <style:style style:name="T44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5">1<text:span text:style-name="T44">xx</text:span> - Controls</text:p>
          </table:table-cell>
          <table:table-cell table:style-name="Table2.A1" office:value-type="string">
            <text:p text:style-name="P26">2xx - Ground</text:p>
          </table:table-cell>
          <table:table-cell table:style-name="Table2.C1" office:value-type="string">
            <text:p text:style-name="P26">3xx - Flight</text:p>
          </table:table-cell>
          <table:table-cell table:style-name="Table2.D1" office:value-type="string">
            <text:p text:style-name="P26">4xx - A2A</text:p>
          </table:table-cell>
          <table:table-cell table:style-name="Table2.D1" office:value-type="string">
            <text:p text:style-name="P26">5xx - A2G</text:p>
          </table:table-cell>
          <table:table-cell table:style-name="Table2.F1" office:value-type="string">
            <text:p text:style-name="P26">6xx - Misc</text:p>
          </table:table-cell>
        </table:table-row>
      </table:table>
      <text:p text:style-name="P21"><text:span text:style-name="T6">3</text:span><text:span text:style-name="T10">0</text:span><text:span text:style-name="T7">2</text:span><text:span text:style-name="T5"> - </text:span><text:span text:style-name="T6">Flight - </text:span><text:span text:style-name="T8">Radios, </text:span><text:span text:style-name="T9">Countermeasures, </text:span><text:span text:style-name="T7">Jettison</text:span></text:p>
      <text:p text:style-name="P3"/>
      <text:p text:style-name="P4">Radio <text:span text:style-name="T4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COM1</text:p>
          </table:table-cell>
          <table:table-cell table:style-name="Table1.A1" office:value-type="string">
            <text:p text:style-name="P9">ARC-186(V)</text:p>
          </table:table-cell>
          <table:table-cell table:style-name="Table1.A1" office:value-type="string">
            <text:p text:style-name="P9">VHF</text:p>
          </table:table-cell>
          <table:table-cell table:style-name="Table1.A1" office:value-type="string">
            <text:p text:style-name="P15">Rec: 108.000 to 115.975</text:p>
            <text:p text:style-name="P10"><text:span text:style-name="T42">T/R: </text:span>116.000 to 151.975 MHz</text:p>
          </table:table-cell>
          <table:table-cell table:style-name="Table1.A1" office:value-type="string">
            <text:p text:style-name="P12">AM</text:p>
          </table:table-cell>
          <table:table-cell table:style-name="Table1.F1" office:value-type="string">
            <text:p text:style-name="P9"><text:span text:style-name="T33">P</text:span><text:bookmark text:name="page387R_mcid841"/><text:span text:style-name="T33">r</text:span><text:bookmark text:name="page387R_mcid811"/><text:span text:style-name="T33">imary radio</text:span></text:p>
          </table:table-cell>
        </table:table-row>
        <table:table-row>
          <table:table-cell table:style-name="Table1.A2" office:value-type="string">
            <text:p text:style-name="P1">COM2</text:p>
          </table:table-cell>
          <table:table-cell table:style-name="Table1.A2" office:value-type="string">
            <text:p text:style-name="P9">ARC-164(V) <text:span text:style-name="T35">(HAVE QUICK)</text:span></text:p>
          </table:table-cell>
          <table:table-cell table:style-name="Table1.A2" office:value-type="string">
            <text:p text:style-name="P11">UHF</text:p>
          </table:table-cell>
          <table:table-cell table:style-name="Table1.A2" office:value-type="string">
            <text:p text:style-name="P9"><text:span text:style-name="T42">T/R: </text:span><text:span text:style-name="T35">225.000 to 399.975 M</text:span>Hz</text:p>
          </table:table-cell>
          <table:table-cell table:style-name="Table1.A2" office:value-type="string">
            <text:p text:style-name="P16">AM</text:p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">COM3</text:p>
          </table:table-cell>
          <table:table-cell table:style-name="Table1.A2" office:value-type="string">
            <text:p text:style-name="P9">ARC-201D <text:span text:style-name="T35">(SINCGARS)</text:span></text:p>
          </table:table-cell>
          <table:table-cell table:style-name="Table1.A2" office:value-type="string">
            <text:p text:style-name="P9">LVHF</text:p>
          </table:table-cell>
          <table:table-cell table:style-name="Table1.A2" office:value-type="string">
            <text:p text:style-name="P19"><text:bookmark text:name="page387R_mcid931"/><text:span text:style-name="T14">T/R: </text:span><text:span text:style-name="T11">3</text:span><text:span text:style-name="T12">0</text:span><text:bookmark text:name="page387R_mcid941"/><text:span text:style-name="T12">.</text:span><text:span text:style-name="T13">000</text:span><text:span text:style-name="T12"> to</text:span><text:bookmark text:name="page387R_mcid951"/><text:span text:style-name="T12"> </text:span><text:span text:style-name="T11">87</text:span><text:span text:style-name="T12">.97</text:span><text:bookmark text:name="page387R_mcid921"/><text:span text:style-name="T12">5 MHz</text:span></text:p>
          </table:table-cell>
          <table:table-cell table:style-name="Table1.A2" office:value-type="string">
            <text:p text:style-name="P13">FM</text:p>
          </table:table-cell>
          <table:table-cell table:style-name="Table1.F2" office:value-type="string">
            <text:p text:style-name="P18">2x<text:span text:style-name="T43">, FM1 and FM2</text:span></text:p>
          </table:table-cell>
        </table:table-row>
        <table:table-row>
          <table:table-cell table:style-name="Table1.A2" office:value-type="string">
            <text:p text:style-name="P2">COM4</text:p>
          </table:table-cell>
          <table:table-cell table:style-name="Table1.A2" office:value-type="string">
            <text:p text:style-name="P11">ARC-220</text:p>
          </table:table-cell>
          <table:table-cell table:style-name="Table1.A2" office:value-type="string">
            <text:p text:style-name="P11">HF</text:p>
          </table:table-cell>
          <table:table-cell table:style-name="Table1.A2" office:value-type="string">
            <text:p text:style-name="P22"><text:span text:style-name="T42">T/R: </text:span>2.000 to 29.999 MHz</text:p>
          </table:table-cell>
          <table:table-cell table:style-name="Table1.A2" office:value-type="string">
            <text:p text:style-name="P11">FM</text:p>
          </table:table-cell>
          <table:table-cell table:style-name="Table1.F2" office:value-type="string">
            <text:p text:style-name="P17"/>
          </table:table-cell>
        </table:table-row>
      </table:table>
      <text:p text:style-name="P24"><text:span text:style-name="T29">Preset frequencies using EUFD</text:span><text:span text:style-name="T30">:</text:span></text:p>
      <text:list text:style-name="L1">
        <text:list-item>
          <text:p text:style-name="P28"><text:span text:style-name="T1">EUFD</text:span> cannot tune <text:span text:style-name="T1">IDM</text:span> or <text:span text:style-name="T1">SINCGARS</text:span> channels.</text:p>
        </text:list-item>
      </text:list>
      <text:list text:style-name="L2">
        <text:list-item>
          <text:p text:style-name="P30">Press <text:span text:style-name="T1">P button</text:span> to show preset channel list.</text:p>
        </text:list-item>
        <text:list-item>
          <text:p text:style-name="P29">Use <text:span text:style-name="T1">RTS rocker</text:span> to select radio to set.</text:p>
        </text:list-item>
        <text:list-item>
          <text:p text:style-name="P30">Use <text:span text:style-name="T1">WCA rocker</text:span> to select preset channel from list.</text:p>
        </text:list-item>
        <text:list-item>
          <text:p text:style-name="P30">Press <text:span text:style-name="T36">↵</text:span><text:span text:style-name="T3"> (Enter)</text:span><text:span text:style-name="T38"> to tune selected radio to preset.</text:span></text:p>
        </text:list-item>
        <text:list-item>
          <text:p text:style-name="P39"><text:span text:style-name="T22">Press </text:span><text:span text:style-name="T2">🗘 </text:span><text:span text:style-name="T25">(Swap)</text:span><text:span text:style-name="T22"> to switch primary and secondary frequencies for selected radio.</text:span></text:p>
        </text:list-item>
      </text:list>
      <text:list text:style-name="L3">
        <text:list-item>
          <text:p text:style-name="P40"><text:span text:style-name="T25">EUFD</text:span><text:span text:style-name="T22"> symbols:</text:span></text:p>
        </text:list-item>
      </text:list>
      <text:p text:style-name="P14"><text:span text:style-name="T41"><text:tab/></text:span><text:span text:style-name="T39">◀ ▪</text:span><text:span text:style-name="T40"><text:tab/></text:span><text:span text:style-name="T39">You have selected this radio for voice transmission.</text:span></text:p>
      <text:p text:style-name="P14"><text:span text:style-name="T40"><text:tab/></text:span><text:span text:style-name="T39">▪ ▶</text:span><text:span text:style-name="T40"><text:tab/></text:span><text:span text:style-name="T39">The other crewmember has selected this radio for voice transmission.</text:span></text:p>
      <text:p text:style-name="P14"><text:span text:style-name="T40"><text:tab/></text:span><text:span text:style-name="T39">◀</text:span><text:span text:style-name="T37"> </text:span><text:span text:style-name="T39">▶</text:span><text:span text:style-name="T40"><text:tab/></text:span><text:span text:style-name="T37">Both crewmembers have selected this radio for voice transmission.</text:span></text:p>
      <text:p text:style-name="P14"><text:span text:style-name="T40"><text:tab/></text:span><text:span text:style-name="T39">▪ ▪</text:span><text:span text:style-name="T40"><text:tab/></text:span><text:span text:style-name="T39">Neither crewmember has selected this radio for voice transmission.</text:span></text:p>
      <text:p text:style-name="P20"><text:span text:style-name="T16"><text:tab/></text:span><text:span text:style-name="T15">⛋</text:span><text:span text:style-name="T16"><text:tab/></text:span><text:bookmark text:name="page354R_mcid3"/><text:span text:style-name="T16">You have selected this radio for IDM transmission. </text:span></text:p>
      <text:p text:style-name="P20"><text:span text:style-name="T16"><text:tab/></text:span><text:span text:style-name="T15">◆</text:span><text:span text:style-name="T16"><text:tab/></text:span><text:bookmark text:name="page354R_mcid4"/><text:span text:style-name="T16">The other crewmember has selected this radio for IDM transmission. </text:span></text:p>
      <text:p text:style-name="P20"><text:span text:style-name="T18"><text:tab/>◼<text:tab/></text:span><text:bookmark text:name="page354R_mcid5"/><text:span text:style-name="T17">Both crewmembers have selected this radio for IDM transmission.</text:span></text:p>
      <text:p text:style-name="P23"><text:span text:style-name="T19"><text:tab/></text:span><text:span text:style-name="T20">*</text:span><text:span text:style-name="T19"><text:tab/>Squelch on.</text:span></text:p>
      <text:p text:style-name="P27"><text:span text:style-name="T27">Manual frequencies on COM page (COM OSB)</text:span><text:span text:style-name="T28">:</text:span></text:p>
      <text:list text:style-name="L4">
        <text:list-item>
          <text:p text:style-name="P31">When radio is tuned to a manual frequency, IDM cannot be used on that radio.</text:p>
        </text:list-item>
      </text:list>
      <text:list text:style-name="L5">
        <text:list-item>
          <text:p text:style-name="P41"><text:span text:style-name="T21">Press </text:span><text:span text:style-name="T24">COM OSB</text:span><text:span text:style-name="T23">, then </text:span><text:span text:style-name="T24">MAN OSB</text:span><text:span text:style-name="T21">.</text:span></text:p>
        </text:list-item>
        <text:list-item>
          <text:p text:style-name="P41"><text:span text:style-name="T21">Press </text:span><text:span text:style-name="T24">L1-L4 OSB</text:span><text:span text:style-name="T21"> to select </text:span><text:span text:style-name="T24">VHF</text:span><text:span text:style-name="T21">, </text:span><text:span text:style-name="T24">UHF</text:span><text:span text:style-name="T21">, </text:span><text:span text:style-name="T24">FM1</text:span><text:span text:style-name="T21">, or </text:span><text:span text:style-name="T24">FM2</text:span><text:span text:style-name="T21"> radios. <text:s/>Press </text:span><text:span text:style-name="T24">R1</text:span><text:span text:style-name="T21"> or </text:span><text:span text:style-name="T24">R3</text:span><text:span text:style-name="T21"> to select </text:span><text:span text:style-name="T24">HF Receive</text:span><text:span text:style-name="T21"> or </text:span><text:span text:style-name="T24">HF Transmit</text:span><text:span text:style-name="T21"> frequencies respectively.</text:span></text:p>
        </text:list-item>
        <text:list-item>
          <text:p text:style-name="P41"><text:span text:style-name="T21">Enter frequency on </text:span><text:span text:style-name="T24">KU</text:span><text:span text:style-name="T21"> (Keyboard Unit) and press </text:span><text:span text:style-name="T24">ENTER</text:span><text:span text:style-name="T21"> to set.</text:span></text:p>
        </text:list-item>
      </text:list>
      <text:p text:style-name="P5"/>
      <text:p text:style-name="P7">Countermeasures <text:span text:style-name="T34">setup</text:span></text:p>
      <text:list xml:id="list2301284174" text:style-name="L6">
        <text:list-item>
          <text:p text:style-name="P32">Radar and laser threats are displayed on the ASE page, which can be set to pop up automatically ("Autopage") when threats are detected or tracking you.</text:p>
        </text:list-item>
        <text:list-item>
          <text:p text:style-name="P32">Missile launches are displayed on the CMWS control box, which is not integrated with the ASE.</text:p>
        </text:list-item>
        <text:list-item>
          <text:p text:style-name="P32">Chaff is controlled by ASE system and page, Flares are controlled by CMWS system and control box.</text:p>
        </text:list-item>
        <text:list-item>
          <text:p text:style-name="P33">On CMWS control panel (PLT front right canopy frame):</text:p>
          <text:list>
            <text:list-item>
              <text:p text:style-name="P34">Power knob ... ON</text:p>
            </text:list-item>
            <text:list-item>
              <text:p text:style-name="P34">AUDIO and LAMP knobs ... As desired</text:p>
            </text:list-item>
            <text:list-item>
              <text:p text:style-name="P34">ARM/SAFE switch ... ARM</text:p>
            </text:list-item>
            <text:list-item>
              <text:p text:style-name="P34">CMWS/NAV switch ... CMWS (sets audio to CMWS; NAV is ADF receiver audio)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6">Because the CMWS is a post-production mod, it uses the ADF audio channel, hence the switch.</text:p>
                </text:list-item>
              </text:list>
            </text:list-item>
          </text:list>
        </text:list-item>
      </text:list>
      <text:list xml:id="list155940941507665" text:continue-list="list2301284174" text:style-name="L6">
        <text:list-item>
          <text:list>
            <text:list-item>
              <text:p text:style-name="P35">BYPASS/AUTO switch ... BYPASS??</text:p>
            </text:list-item>
          </text:list>
        </text:list-item>
        <text:list-item>
          <text:p text:style-name="P38"><text:span text:style-name="T32">S</text:span><text:span text:style-name="T31">creen shows remaining Flares and Chaff, arrows show direction to threat, D=Dispensing, R=Ready.</text:span></text:p>
        </text:list-item>
        <text:list-item>
          <text:p text:style-name="P32">To set up Chaff program: ASE page -&gt; UTIL -&gt; L1-L5 OSBs.</text:p>
        </text:list-item>
      </text:list>
      <text:p text:style-name="P5"/>
      <text:p text:style-name="P6">Jettison</text:p>
      <text:list text:style-name="L8">
        <text:list-item>
          <text:p text:style-name="P37">Stores Jettison Panel is on left console (both crew stations).</text:p>
        </text:list-item>
        <text:list-item>
          <text:p text:style-name="P37">Press ARM buttons for stations you want to jettison, then press JETT button.</text:p>
        </text:list-item>
        <text:list-item>
          <text:p text:style-name="P37">Or, use the Emergency Jettison switch on the collective to jettison all external stores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4T15:59:40.775000000</dc:date>
    <meta:editing-duration>PT18H31M58S</meta:editing-duration>
    <meta:editing-cycles>94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9" meta:word-count="484" meta:character-count="2660" meta:non-whitespace-character-count="2260"/>
  </office:meta>
</office:document-meta>
</file>